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c51" officeooo:paragraph-rsid="00128c51"/>
    </style:style>
    <style:style style:name="P2" style:family="paragraph" style:parent-style-name="Standard">
      <style:text-properties officeooo:rsid="00128c51" officeooo:paragraph-rsid="0012cba0"/>
    </style:style>
    <style:style style:name="P3" style:family="paragraph" style:parent-style-name="Standard">
      <style:text-properties officeooo:paragraph-rsid="0012cba0"/>
    </style:style>
    <style:style style:name="P4" style:family="paragraph" style:parent-style-name="Standard">
      <style:text-properties officeooo:rsid="001426de" officeooo:paragraph-rsid="001426de"/>
    </style:style>
    <style:style style:name="P5" style:family="paragraph" style:parent-style-name="Standard">
      <style:text-properties officeooo:rsid="0014f4b3" officeooo:paragraph-rsid="0014f4b3"/>
    </style:style>
    <style:style style:name="P6" style:family="paragraph" style:parent-style-name="Standard">
      <style:text-properties officeooo:rsid="00164f3b" officeooo:paragraph-rsid="00164f3b"/>
    </style:style>
    <style:style style:name="P7" style:family="paragraph" style:parent-style-name="Standard">
      <style:text-properties officeooo:rsid="0017ab29" officeooo:paragraph-rsid="0017ab29"/>
    </style:style>
    <style:style style:name="P8" style:family="paragraph" style:parent-style-name="Standard">
      <style:text-properties officeooo:rsid="0018f2f7" officeooo:paragraph-rsid="0018f2f7"/>
    </style:style>
    <style:style style:name="P9" style:family="paragraph" style:parent-style-name="Standard">
      <style:text-properties officeooo:rsid="001981bb" officeooo:paragraph-rsid="001981bb"/>
    </style:style>
    <style:style style:name="P10" style:family="paragraph" style:parent-style-name="Standard">
      <style:text-properties officeooo:rsid="001b281b" officeooo:paragraph-rsid="001b281b"/>
    </style:style>
    <style:style style:name="P11" style:family="paragraph" style:parent-style-name="Standard">
      <style:text-properties officeooo:rsid="001b73f3" officeooo:paragraph-rsid="001b73f3"/>
    </style:style>
    <style:style style:name="P12" style:family="paragraph" style:parent-style-name="Standard">
      <style:text-properties fo:font-weight="normal" officeooo:rsid="0018f2f7" officeooo:paragraph-rsid="0018f2f7" style:font-weight-asian="normal" style:font-weight-complex="normal"/>
    </style:style>
    <style:style style:name="P13" style:family="paragraph" style:parent-style-name="Standard">
      <style:text-properties officeooo:paragraph-rsid="00209eb1"/>
    </style:style>
    <style:style style:name="P14" style:family="paragraph" style:parent-style-name="Standard">
      <style:text-properties officeooo:rsid="0023c7b8" officeooo:paragraph-rsid="0023c7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ba0" style:font-weight-asian="bold" style:font-weight-complex="bold"/>
    </style:style>
    <style:style style:name="T3" style:family="text">
      <style:text-properties fo:font-weight="bold" officeooo:rsid="00209eb1" style:font-weight-asian="bold" style:font-weight-complex="bold"/>
    </style:style>
    <style:style style:name="T4" style:family="text">
      <style:text-properties officeooo:rsid="001426de"/>
    </style:style>
    <style:style style:name="T5" style:family="text">
      <style:text-properties officeooo:rsid="0017ab29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$git fetch --all: </text:span><text:span text:style-name="T6">get all changes from remote repository</text:span></text:p>
      <text:p text:style-name="P8"><text:span text:style-name="T1">$get pull : </text:span><text:span text:style-name="T6">get changes from remote repository and merge to local repository</text:span></text:p>
      <text:p text:style-name="P8"><text:span text:style-name="T1">$git remote -v</text:span><text:span text:style-name="T6"> :shows your remote repository URL</text:span></text:p>
      <text:p text:style-name="P9"><text:span text:style-name="T1">$git push: </text:span><text:span text:style-name="T6">pushes changes from local repository to remote repository.</text:span></text:p>
      <text:p text:style-name="P10"><text:span text:style-name="T1">$git branch -a </text:span><text:span text:style-name="T6">: all remote and local branches</text:span></text:p>
      <text:p text:style-name="P12"/>
      <text:p text:style-name="P1"><text:span text:style-name="T1">$git diff</text:span> – compares changes in staging and local changes</text:p>
      <text:p text:style-name="P2"><text:span text:style-name="T1">$git diff</text:span><text:span text:style-name="T2">tool</text:span> – compares changes in staging and local changes</text:p>
      <text:p text:style-name="P1"/>
      <text:p text:style-name="P1"><text:span text:style-name="T1">$git diff HEAD </text:span>– compare <text:s/>working folder changes and last commit.</text:p>
      <text:p text:style-name="P2"><text:span text:style-name="T1">$git diff</text:span><text:span text:style-name="T2">tool</text:span><text:span text:style-name="T1"> HEAD </text:span>– compare <text:s/>working folder changes and last commit.</text:p>
      <text:p text:style-name="P1"/>
      <text:p text:style-name="Standard"><text:span text:style-name="T1">$git diff --cached HEAD </text:span>compare chganges in staging and last commit.</text:p>
      <text:p text:style-name="P3"><text:span text:style-name="T1">$git diff</text:span><text:span text:style-name="T2">tool</text:span><text:span text:style-name="T1"> --cached HEAD </text:span>compare chganges in staging and last commit.</text:p>
      <text:p text:style-name="P3"/>
      <text:p text:style-name="P4"><text:span text:style-name="T1">$git diff HEAD^ </text:span>comapres the second last commit and working folder changes</text:p>
      <text:p text:style-name="P4">^^ will compare third and ^^^ so forth</text:p>
      <text:p text:style-name="P5"><text:span text:style-name="T1">$git diff HEAD~3 </text:span><text:span text:style-name="T4">comapres the </text:span>specified commit <text:span text:style-name="T4">and working folder changes</text:span></text:p>
      <text:p text:style-name="P5"/>
      <text:p text:style-name="P6"><text:span text:style-name="T1">$git show HEAD</text:span> <text:span text:style-name="T5">compares commited changes and working folder changes</text:span></text:p>
      <text:p text:style-name="P7"><text:span text:style-name="T1">$git diff change_number </text:span>compares working folder changes and specified commit.</text:p>
      <text:p text:style-name="P7"><text:span text:style-name="T1">$git diff change_number.. change_number </text:span>compares specified commit chasnges to other specified commited changes.</text:p>
      <text:p text:style-name="P7"/>
      <text:p text:style-name="P11"><text:span text:style-name="T1">$git branch </text:span>list all branches and mark current branch with *</text:p>
      <text:p text:style-name="P11"><text:span text:style-name="T1">$git checkout branch-name</text:span> to switch branch</text:p>
      <text:p text:style-name="P11"><text:span text:style-name="T1">$git merge branch-name</text:span> merge current branch to specified branch-name</text:p>
      <text:p text:style-name="P13"><text:span text:style-name="T3">$git branch -</text:span><text:span text:style-name="T1">d branch-name</text:span> delete branch</text:p>
      <text:p text:style-name="P14"><text:span text:style-name="T1">$git fetch –all </text:span><text:span text:style-name="T6">fetch branches</text:span></text:p>
      <text:p text:style-name="P7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7:45:32.529093991</meta:creation-date>
    <dc:date>2019-04-15T20:21:16.478168611</dc:date>
    <meta:editing-duration>PT7H7M57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213" meta:character-count="1367" meta:non-whitespace-character-count="1173"/>
  </office:meta>
</office:document-meta>
</file>